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78cm" fo:min-width="6.62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78cm" fo:min-width="6.62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ista Encadeada</text:span></text:p>
            <text:p><text:span text:style-name="T2">João Baptista Cardia N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presentação de sequência de objetos;</text:p>
              </text:list-item>
              <text:list-item>
                <text:p>Cada elemento é armazenado em uma célula da lista;</text:p>
              </text:list-item>
              <text:list-item>
                <text:p>Operações são as mesmas das listas com array;</text:p>
              </text:list-item>
              <text:list-item>
                <text:p>Implementação muda interna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ção e remoção se tornam mais fáceis;</text:p>
              </text:list-item>
              <text:list-item>
                <text:p>Não é necessário deslocar o array;</text:p>
                <text:list>
                  <text:list-item>
                    <text:p>Afinal, ele não existe;</text:p>
                  </text:list-item>
                </text:list>
              </text:list-item>
              <text:list-item>
                <text:p>Só é necessário mudar apontamento das célul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s nós (Nodes) têm a seguinte estrutura:</text:p>
              </text:list-item>
            </text:list>
          </draw:text-box>
        </draw:frame>
        <draw:custom-shape draw:style-name="gr2" draw:text-style-name="P2" draw:layer="layout" svg:width="7.4cm" svg:height="2.8cm" svg:x="9.6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5.6cm" svg:y1="8.2cm" svg:x2="15.6cm" svg:y2="11cm">
          <text:p/>
        </draw:line>
        <draw:custom-shape draw:style-name="gr4" draw:text-style-name="P4" draw:layer="layout" svg:width="0.8cm" svg:height="0.8cm" svg:x="15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013cm" svg:height="0.962cm" svg:x="11.587cm" svg:y="11.238cm">
          <draw:text-box>
            <text:p>Dado</text:p>
          </draw:text-box>
        </draw:frame>
        <draw:frame draw:style-name="gr5" draw:text-style-name="P5" draw:layer="layout" svg:width="2.822cm" svg:height="0.962cm" svg:x="16cm" svg:y="11.2cm">
          <draw:text-box>
            <text:p>Próximo</text:p>
          </draw:text-box>
        </draw:frame>
        <draw:line draw:style-name="gr6" draw:text-style-name="P3" draw:layer="layout" svg:x1="17cm" svg:y1="9.6cm" svg:x2="19.4cm" svg:y2="9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ine a seguinte lista -&gt; [10, 20, 30];</text:p>
              </text:list-item>
              <text:list-item>
                <text:p>Ela é representada por:</text:p>
              </text:list-item>
            </text:list>
          </draw:text-box>
        </draw:frame>
        <draw:custom-shape draw:style-name="gr7" draw:text-style-name="P6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cm" svg:y1="10.2cm" svg:x2="11cm" svg:y2="10.2cm">
          <text:p/>
        </draw:line>
        <draw:custom-shape draw:style-name="gr7" draw:text-style-name="P6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5cm" svg:y1="10.2cm" svg:x2="19.7cm" svg:y2="10.2cm">
          <text:p/>
        </draw:lin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7" draw:text-style-name="P6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cm" svg:y1="10.2cm" svg:x2="11cm" svg:y2="10.2cm">
          <text:p/>
        </draw:line>
        <draw:custom-shape draw:style-name="gr7" draw:text-style-name="P6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5cm" svg:y1="10.2cm" svg:x2="19.7cm" svg:y2="10.2cm">
          <text:p/>
        </draw:lin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7" draw:text-style-name="P6" xml:id="id1" draw:id="id1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5cm" svg:y1="10.2cm" svg:x2="19.7cm" svg:y2="10.2cm">
          <text:p/>
        </draw:lin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2" draw:id="id2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1" draw:start-glue-point="1" draw:end-shape="id2" draw:end-glue-point="3" svg:d="M10000 10200c751 0 501 2501-1700 2501s-2451 2499-1700 2499" svg:viewBox="0 0 4165 50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indo 25 na posição 1;</text:p>
              </text:list-item>
            </text:list>
          </draw:text-box>
        </draw:frame>
        <draw:custom-shape draw:style-name="gr7" draw:text-style-name="P6" xml:id="id3" draw:id="id3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5cm" svg:y1="10.2cm" svg:x2="19.7cm" svg:y2="10.2cm">
          <text:p/>
        </draw:lin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4" draw:id="id4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3" draw:start-glue-point="1" draw:end-shape="id4" draw:end-glue-point="3" svg:d="M10000 10200c751 0 501 2501-1700 2501s-2451 2499-1700 2499" svg:viewBox="0 0 4165 5001">
          <text:p/>
        </draw:connector>
        <draw:connector draw:style-name="gr6" draw:text-style-name="P3" draw:layer="layout" draw:type="curve" svg:x1="14cm" svg:y1="15.2cm" svg:x2="14.8cm" svg:y2="11.6cm" draw:start-shape="id4" draw:start-glue-point="1" draw:end-shape="id5" draw:end-glue-point="2" svg:d="M14000 15200c534 0 800-1200 800-3600" svg:viewBox="0 0 801 360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valor vinte;</text:p>
              </text:list-item>
            </text:list>
          </draw:text-box>
        </draw:frame>
        <draw:custom-shape draw:style-name="gr7" draw:text-style-name="P6" xml:id="id6" draw:id="id6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8" draw:id="id8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5cm" svg:y1="10.2cm" svg:x2="19.7cm" svg:y2="10.2cm">
          <text:p/>
        </draw:lin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7" draw:id="id7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6" draw:start-glue-point="1" draw:end-shape="id7" draw:end-glue-point="3" svg:d="M10000 10200c751 0 501 2501-1700 2501s-2451 2499-1700 2499" svg:viewBox="0 0 4165 5001">
          <text:p/>
        </draw:connector>
        <draw:connector draw:style-name="gr6" draw:text-style-name="P3" draw:layer="layout" draw:type="curve" svg:x1="14cm" svg:y1="15.2cm" svg:x2="14.8cm" svg:y2="11.6cm" draw:start-shape="id7" draw:start-glue-point="1" draw:end-shape="id8" draw:end-glue-point="2" svg:d="M14000 15200c534 0 800-1200 800-3600" svg:viewBox="0 0 801 36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valor vinte;</text:p>
              </text:list-item>
            </text:list>
          </draw:text-box>
        </draw:frame>
        <draw:custom-shape draw:style-name="gr7" draw:text-style-name="P6" xml:id="id9" draw:id="id9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1" draw:id="id11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10" draw:id="id10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9" draw:start-glue-point="1" draw:end-shape="id10" draw:end-glue-point="3" svg:d="M10000 10200c751 0 501 2501-1700 2501s-2451 2499-1700 2499" svg:viewBox="0 0 4165 5001">
          <text:p/>
        </draw:connector>
        <draw:connector draw:style-name="gr6" draw:text-style-name="P3" draw:layer="layout" draw:type="curve" svg:x1="14cm" svg:y1="15.2cm" svg:x2="14.8cm" svg:y2="11.6cm" draw:start-shape="id10" draw:start-glue-point="1" draw:end-shape="id11" draw:end-glue-point="2" svg:d="M14000 15200c534 0 800-1200 800-3600" svg:viewBox="0 0 801 36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valor vinte;</text:p>
              </text:list-item>
            </text:list>
          </draw:text-box>
        </draw:frame>
        <draw:custom-shape draw:style-name="gr7" draw:text-style-name="P6" xml:id="id12" draw:id="id12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7.4cm" svg:height="2.8cm" svg:x="11.1cm" svg:y="8.8cm">
          <text:p text:style-name="P6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7.1cm" svg:y1="8.8cm" svg:x2="17.1cm" svg:y2="11.6cm">
          <text:p/>
        </draw:line>
        <draw:custom-shape draw:style-name="gr4" draw:text-style-name="P4" draw:layer="layout" svg:width="0.8cm" svg:height="0.8cm" svg:x="17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4" draw:id="id14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13" draw:id="id13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12" draw:start-glue-point="1" draw:end-shape="id13" draw:end-glue-point="3" svg:d="M10000 10200c751 0 501 2501-1700 2501s-2451 2499-1700 2499" svg:viewBox="0 0 4165 5001">
          <text:p/>
        </draw:connector>
        <draw:connector draw:style-name="gr6" draw:text-style-name="P3" draw:layer="layout" draw:type="curve" draw:line-skew="1.75cm" svg:x1="14cm" svg:y1="15.2cm" svg:x2="19.7cm" svg:y2="10.1cm" draw:start-shape="id13" draw:start-glue-point="1" draw:end-shape="id14" draw:end-glue-point="3" svg:d="M14000 15200c6900 0 4050-5100 5700-5100" svg:viewBox="0 0 5701 510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movendo o nó com valor vinte;</text:p>
              </text:list-item>
            </text:list>
          </draw:text-box>
        </draw:frame>
        <draw:custom-shape draw:style-name="gr7" draw:text-style-name="P6" xml:id="id15" draw:id="id15" draw:layer="layout" svg:width="7.4cm" svg:height="2.8cm" svg:x="2.6cm" svg:y="8.8cm">
          <text:p text:style-name="P2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8.8cm" svg:x2="8.6cm" svg:y2="11.6cm">
          <text:p/>
        </draw:line>
        <draw:custom-shape draw:style-name="gr4" draw:text-style-name="P4" draw:layer="layout" svg:width="0.8cm" svg:height="0.8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7" draw:id="id17" draw:layer="layout" svg:width="7.4cm" svg:height="2.8cm" svg:x="19.7cm" svg:y="8.7cm">
          <text:p text:style-name="P6"><text:span text:style-name="T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7cm" svg:y1="8.7cm" svg:x2="25.7cm" svg:y2="11.5cm">
          <text:p/>
        </draw:line>
        <draw:custom-shape draw:style-name="gr7" draw:text-style-name="P6" xml:id="id16" draw:id="id16" draw:layer="layout" svg:width="7.4cm" svg:height="2.8cm" svg:x="6.6cm" svg:y="13.8cm">
          <text:p text:style-name="P2"><text:span text:style-name="T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cm" svg:y1="13.8cm" svg:x2="12.6cm" svg:y2="16.6cm">
          <text:p/>
        </draw:line>
        <draw:custom-shape draw:style-name="gr4" draw:text-style-name="P4" draw:layer="layout" svg:width="0.8cm" svg:height="0.8cm" svg:x="12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cm" svg:y1="10.2cm" svg:x2="6.6cm" svg:y2="15.2cm" draw:start-shape="id15" draw:start-glue-point="1" draw:end-shape="id16" draw:end-glue-point="3" svg:d="M10000 10200c751 0 501 2501-1700 2501s-2451 2499-1700 2499" svg:viewBox="0 0 4165 5001">
          <text:p/>
        </draw:connector>
        <draw:connector draw:style-name="gr6" draw:text-style-name="P3" draw:layer="layout" draw:type="curve" draw:line-skew="1.75cm" svg:x1="14cm" svg:y1="15.2cm" svg:x2="19.7cm" svg:y2="10.1cm" draw:start-shape="id16" draw:start-glue-point="1" draw:end-shape="id17" draw:end-glue-point="3" svg:d="M14000 15200c6900 0 4050-5100 5700-5100" svg:viewBox="0 0 5701 5101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vinculo entre os nós da lista é feito por referência;</text:p>
                <text:list>
                  <text:list-item>
                    <text:p>O cabeçalho da lista possui uma referência ao primeiro elemento;</text:p>
                  </text:list-item>
                  <text:list-item>
                    <text:p>O primeiro elemento possui uma referência ao segundo;</text:p>
                  </text:list-item>
                  <text:list-item>
                    <text:p>Isso se segue até o último elemento da lis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 Encade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fazer o exercício dos livros utilizando uma lista encade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2-29T11:01:07.818133952</meta:creation-date>
    <dc:date>2016-02-29T14:11:49.197151795</dc:date>
    <dc:creator>John Cardia</dc:creator>
    <meta:editing-duration>PT3H11M34S</meta:editing-duration>
    <meta:editing-cycles>19</meta:editing-cycles>
    <meta:generator>LibreOffice/4.4.7.2$Linux_X86_64 LibreOffice_project/40$Build-2</meta:generator>
    <meta:document-statistic meta:object-count="182"/>
  </office:meta>
</office:document-meta>
</file>